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02cm solid #000000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102cm"/>
    </style:style>
    <style:style style:name="Tableau1.B" style:family="table-column">
      <style:table-column-properties style:column-width="7.911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text-properties style:text-underline-style="solid" style:text-underline-width="auto" style:text-underline-color="font-color"/>
    </style:style>
    <style:style style:name="P9" style:family="paragraph" style:parent-style-name="Heading_20_2">
      <style:paragraph-properties fo:text-align="center" style:justify-single-word="false"/>
    </style:style>
    <style:style style:name="P10" style:family="paragraph" style:parent-style-name="Table_20_Contents" style:list-style-name="L2"/>
    <style:style style:name="P11" style:family="paragraph" style:parent-style-name="Table_20_Contents" style:list-style-name="L2">
      <style:text-properties fo:font-weight="bold" style:font-weight-asian="bold" style:font-weight-complex="bold"/>
    </style:style>
    <style:style style:name="P12" style:family="paragraph" style:parent-style-name="Table_20_Contents" style:list-style-name="L2">
      <style:text-properties style:text-underline-style="none" fo:font-weight="normal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Standard" style:list-style-name="L1">
      <style:text-properties style:text-underline-style="none" fo:font-weight="bold" style:font-weight-asian="bold" style:font-weight-complex="bold"/>
    </style:style>
    <style:style style:name="P15" style:family="paragraph" style:parent-style-name="Standard" style:list-style-name="L3">
      <style:paragraph-properties fo:line-height="115%"/>
      <style:text-properties style:text-underline-style="none" fo:font-weight="normal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P17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Standard" style:list-style-name="L1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9" text:outline-level="2">Jeu des nombres aléatoires </text:h>
      <text:p text:style-name="P5">TD7 du 09/11/2018 – IFT1 Groupe A</text:p>
      <text:p text:style-name="P1"/>
      <text:p text:style-name="P1"/>
      <text:list xml:id="list273002077" text:style-name="L1">
        <text:list-item>
          <text:p text:style-name="P14">Spécification du programme :</text:p>
        </text:list-item>
      </text:list>
      <text:p text:style-name="P1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8">Écrire un programme en langage C qui réalisera dans l’ordre :</text:p>
            <text:p text:style-name="Table_20_Contents"><text:s/></text:p>
            <text:list xml:id="list351811571" text:style-name="L2">
              <text:list-item>
                <text:p text:style-name="P10"><text:span text:style-name="T1">Générer</text:span> <text:span text:style-name="T7">10</text:span><text:span text:style-name="T3"> </text:span><text:span text:style-name="T8">nombres entiers aléatoires</text:span> différents compris entre 1 et 500 (inclus).</text:p>
              </text:list-item>
              <text:list-item>
                <text:p text:style-name="P10"><text:span text:style-name="T1">Afficher</text:span> ces 10 nombres aléatoires.</text:p>
              </text:list-item>
              <text:list-item>
                <text:p text:style-name="P10"><text:span text:style-name="T1">Attendre</text:span> que l’utilisateur appuie sur une touche pour effacer l’écran.</text:p>
              </text:list-item>
              <text:list-item>
                <text:p text:style-name="P11">Demander<text:span text:style-name="T2"> à l’utilisateur, dans un ordre quelconque, de saisir </text:span><text:span text:style-name="T4">un à un</text:span><text:span text:style-name="T5"> (l'un après l'autre) les nombres tirés au sort initialement. On compte 2 points par réponse juste.</text:span></text:p>
              </text:list-item>
              <text:list-item>
                <text:p text:style-name="P10"><text:span text:style-name="T6">Afficher </text:span><text:span text:style-name="T5">le score final. </text:span></text:p>
                <text:p text:style-name="P12"/>
              </text:list-item>
            </text:list>
          </table:table-cell>
        </table:table-row>
      </table:table>
      <text:p text:style-name="Standard"/>
      <text:p text:style-name="Standard"/>
      <text:list xml:id="list560420612" text:continue-list="list273002077" text:style-name="L1">
        <text:list-item>
          <text:p text:style-name="P14">Étude fonctionnelle:</text:p>
          <text:p text:style-name="P18"/>
        </text:list-item>
      </text:list>
      <text:list xml:id="list1840621676" text:style-name="L3">
        <text:list-item>
          <text:p text:style-name="P15"><text:s/>génération de nombres aléatoires</text:p>
        </text:list-item>
        <text:list-item>
          <text:p text:style-name="P15"><text:s/>effacer l’écran</text:p>
        </text:list-item>
        <text:list-item>
          <text:p text:style-name="P15"><text:s/>écrire les nombres</text:p>
        </text:list-item>
        <text:list-item>
          <text:p text:style-name="P15">lire un nombre donné par l'utilisateur</text:p>
        </text:list-item>
        <text:list-item>
          <text:p text:style-name="P15"><text:s/>compter les points</text:p>
        </text:list-item>
        <text:list-item>
          <text:p text:style-name="P15"><text:s/>créer un tableau de 10 nombres, tous différents</text:p>
        </text:list-item>
        <text:list-item>
          <text:p text:style-name="P15"><text:s/>tester les valeurs entrées</text:p>
        </text:list-item>
        <text:list-item>
          <text:p text:style-name="P15"><text:s/>choisir aléatoirement un des 10 nombres tirés au sort</text:p>
        </text:list-item>
      </text:list>
      <text:p text:style-name="P2"/>
      <text:p text:style-name="P2"/>
      <text:list xml:id="list63989049" text:continue-list="list560420612" text:style-name="L1">
        <text:list-item>
          <text:p text:style-name="P14">Interface:</text:p>
        </text:list-item>
      </text:list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Variable / Outil</text:p>
          </table:table-cell>
          <table:table-cell table:style-name="Tableau1.B1" office:value-type="string">
            <text:p text:style-name="P6">Nom dans le programme</text:p>
          </table:table-cell>
        </table:table-row>
        <table:table-row>
          <table:table-cell table:style-name="Tableau1.A2" office:value-type="string">
            <text:p text:style-name="P3">tableau de 10 entiers compris entre 1 et 500</text:p>
          </table:table-cell>
          <table:table-cell table:style-name="Tableau1.B2" office:value-type="string">
            <text:p text:style-name="P7">tirage_initial</text:p>
          </table:table-cell>
        </table:table-row>
        <table:table-row>
          <table:table-cell table:style-name="Tableau1.A2" office:value-type="string">
            <text:p text:style-name="P3">nombre entier donnant le nombre de points obtenus</text:p>
          </table:table-cell>
          <table:table-cell table:style-name="Tableau1.B2" office:value-type="string">
            <text:p text:style-name="P7">points_obtenus</text:p>
          </table:table-cell>
        </table:table-row>
        <table:table-row>
          <table:table-cell table:style-name="Tableau1.A2" office:value-type="string">
            <text:p text:style-name="P3">nombre entier servant d’indice pour le tableau</text:p>
          </table:table-cell>
          <table:table-cell table:style-name="Tableau1.B2" office:value-type="string">
            <text:p text:style-name="P7">indice</text:p>
          </table:table-cell>
        </table:table-row>
        <table:table-row>
          <table:table-cell table:style-name="Tableau1.A2" office:value-type="string">
            <text:p text:style-name="P3">nombre entier pour afficher le numéro à trouver</text:p>
          </table:table-cell>
          <table:table-cell table:style-name="Tableau1.B2" office:value-type="string">
            <text:p text:style-name="P7">tirage2</text:p>
          </table:table-cell>
        </table:table-row>
        <table:table-row>
          <table:table-cell table:style-name="Tableau1.A2" office:value-type="string">
            <text:p text:style-name="P3">borne inférieure du tirage</text:p>
          </table:table-cell>
          <table:table-cell table:style-name="Tableau1.B2" office:value-type="string">
            <text:p text:style-name="P7">VAL_MIN</text:p>
          </table:table-cell>
        </table:table-row>
        <table:table-row>
          <table:table-cell table:style-name="Tableau1.A2" office:value-type="string">
            <text:p text:style-name="P3">borne supérieure du tirage</text:p>
          </table:table-cell>
          <table:table-cell table:style-name="Tableau1.B2" office:value-type="string">
            <text:p text:style-name="P7">VAL_MAX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grddl:transformation="http://docs.oasis-open.org/office/1.2/xslt/odf2rdf.xsl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8-11-09T08:22:17.350410213</meta:creation-date>
    <dc:date>2018-11-09T10:46:32</dc:date>
    <meta:editing-duration>PT00H48M58S</meta:editing-duration>
    <meta:editing-cycles>12</meta:editing-cycles>
    <meta:generator>OOoLight/1.5$Unix OpenOffice.org_project/150r1531$Build-151</meta:generator>
    <meta:document-statistic meta:table-count="2" meta:image-count="0" meta:object-count="0" meta:page-count="1" meta:paragraph-count="34" meta:word-count="196" meta:character-count="1167"/>
  </office:meta>
</office:document-meta>
</file>